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6.209cm"/>
    </style:style>
    <style:style style:family="table-column" style:name="co3">
      <style:table-column-properties fo:break-before="auto" style:column-width="0.811cm"/>
    </style:style>
    <style:style style:family="table-column" style:name="co4">
      <style:table-column-properties fo:break-before="auto" style:column-width="0.531cm"/>
    </style:style>
    <style:style style:family="table-column" style:name="co5">
      <style:table-column-properties fo:break-before="auto" style:column-width="1.566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17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4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7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30"/>
        <table:table-column table:style-name="co6" table:default-cell-style-name="Default" table:number-columns-repeated="990"/>
        <table:table-row table:style-name="ro1">
          <table:table-cell ns41:value-type="string" table:style-name="TL Title" office:value-type="string">
            <office:annotation draw:style-name="gr1" svg:height="1.482cm" draw:caption-point-y="-0.042cm" svg:width="3.589cm" svg:x="4.726cm" draw:caption-point-x="-0.429cm" svg:y="0.052cm" draw:text-style-name="P1">
              <dc:creator>CDM</dc:creator>
              <dc:date>2014-12-12T00:00:00</dc:date>
              <text:p text:style-name="P1"><text:span text:style-name="T1">Noot 1) Excl. Tijdelijk niet-werkenden en beroep onbekend</text:span></text:p>
            </office:annotation>
            <text:p>Tabel 17. Beroepsbevolking <text:s/>naar beroepsgroep en geslacht</text:p>
          </table:table-cell>
          <table:table-cell table:style-name="ce11"/>
          <table:table-cell table:style-name="ce16" table:number-columns-repeated="31"/>
          <table:table-cell table:style-name="ce43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TL RowProperty" table:number-columns-spanned="3" office:value-type="string">
            <text:p>Beroepsgroep</text:p>
          </table:table-cell>
          <table:covered-table-cell table:style-name="ce12"/>
          <table:covered-table-cell table:style-name="ce17"/>
          <table:table-cell table:style-name="ce2"/>
          <table:table-cell ns41:value-type="string" table:number-rows-spanned="2" table:style-name="TL ColHeader" table:number-columns-spanned="2" office:value-type="string">
            <text:p>Groningen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Fries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Drenthe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Overijssel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Gelder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Noordhol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Zuidhol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Zee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Noordbrabant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Limburg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Amsterdam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Rotterdam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s Gravenhage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42"/>
          <table:table-cell table:style-name="ce2" table:number-columns-repeated="990"/>
        </table:table-row>
        <table:table-row table:style-name="ro2">
          <table:covered-table-cell table:style-name="ce4"/>
          <table:covered-table-cell/>
          <table:covered-table-cell table:style-name="ce18"/>
          <table:table-cell table:style-name="ce2"/>
          <table:covered-table-cell table:style-name="ce24"/>
          <table:covered-table-cell table:style-name="TL ColHeader" table:number-columns-repeated="28"/>
          <table:covered-table-cell table:style-name="ce44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19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6" table:number-columns-repeated="30"/>
          <table:table-cell table:number-columns-repeated="990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m.pers.)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5793" office:value-type="float">
            <text:p>579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598" office:value-type="float">
            <text:p>559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62" office:value-type="float">
            <text:p>29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818" office:value-type="float">
            <text:p>78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3263" office:value-type="float">
            <text:p>1326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362" office:value-type="float">
            <text:p>636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0922" office:value-type="float">
            <text:p>20922</text:p>
          </table:table-cell>
          <table:table-cell ns41:value-type="float" table:style-name="TL Data" office:value="976" office:value-type="float">
            <office:annotation draw:style-name="gr1" svg:height="1.375cm" draw:caption-point-y="0.274cm" svg:width="3.583cm" svg:x="34.206cm" draw:caption-point-x="-0.429cm" svg:y="2.54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976</text:p>
          </table:table-cell>
          <table:table-cell ns41:value-type="float" table:style-name="TL Data" office:value="24011" office:value-type="float">
            <text:p>24011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234" office:value-type="float">
            <text:p>13234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931" office:value-type="float">
            <text:p>693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8462" office:value-type="float">
            <text:p>846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5770" office:value-type="float">
            <text:p>577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5051" office:value-type="float">
            <text:p>505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90" office:value-type="float">
            <text:p>9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Nijverheid (z.pers.)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4033" office:value-type="float">
            <text:p>403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293" office:value-type="float">
            <text:p>329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273" office:value-type="float">
            <text:p>4273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7709" office:value-type="float">
            <text:p>7709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3569" office:value-type="float">
            <text:p>13569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14574" office:value-type="float">
            <text:p>14574</text:p>
          </table:table-cell>
          <table:table-cell ns41:value-type="float" table:style-name="TL Data" office:value="2688" office:value-type="float">
            <text:p>2688</text:p>
          </table:table-cell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505" office:value-type="float">
            <text:p>7505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4132" office:value-type="float">
            <text:p>4132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6468" office:value-type="float">
            <text:p>6468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3577" office:value-type="float">
            <text:p>3577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4492" office:value-type="float">
            <text:p>449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207" office:value-type="float">
            <text:p>207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Landbouw <text:s text:c="21"/>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1836" office:value-type="float">
            <text:p>1183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0636" office:value-type="float">
            <text:p>20636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6013" office:value-type="float">
            <text:p>16013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23850" office:value-type="float">
            <text:p>23850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40709" office:value-type="float">
            <text:p>40709</text:p>
          </table:table-cell>
          <table:table-cell ns41:value-type="float" table:style-name="TL Data" office:value="2866" office:value-type="float">
            <text:p>2866</text:p>
          </table:table-cell>
          <table:table-cell ns41:value-type="float" table:style-name="TL Data" office:value="7865" office:value-type="float">
            <text:p>7865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2970" office:value-type="float">
            <text:p>22970</text:p>
          </table:table-cell>
          <table:table-cell ns41:value-type="float" table:style-name="TL Data" office:value="752" office:value-type="float">
            <office:annotation draw:style-name="gr1" svg:height="1.483cm" draw:caption-point-y="0.275cm" svg:width="3.583cm" svg:x="34.206cm" draw:caption-point-x="-0.429cm" svg:y="3.439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752</text:p>
          </table:table-cell>
          <table:table-cell ns41:value-type="float" table:style-name="TL Data" office:value="27588" office:value-type="float">
            <text:p>27588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0247" office:value-type="float">
            <text:p>10247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4000" office:value-type="float">
            <text:p>34000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17825" office:value-type="float">
            <text:p>17825</text:p>
          </table:table-cell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" office:value-type="float">
            <text:p>19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Winkels <text:s text:c="31"/>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4207" office:value-type="float">
            <text:p>4207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6974" office:value-type="float">
            <text:p>6974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5656" office:value-type="float">
            <text:p>15656</text:p>
          </table:table-cell>
          <table:table-cell ns41:value-type="float" table:style-name="TL Data" office:value="2540" office:value-type="float">
            <office:annotation draw:style-name="gr1" svg:height="1.375cm" draw:caption-point-y="0.274cm" svg:width="3.583cm" svg:x="34.206cm" draw:caption-point-x="-0.429cm" svg:y="3.889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540</text:p>
          </table:table-cell>
          <table:table-cell ns41:value-type="float" table:style-name="TL Data" office:value="18213" office:value-type="float">
            <text:p>18213</text:p>
          </table:table-cell>
          <table:table-cell ns41:value-type="float" table:style-name="TL Data" office:value="3079" office:value-type="float">
            <text:p>3079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643" office:value-type="float">
            <text:p>6643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7151" office:value-type="float">
            <text:p>7151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4696" office:value-type="float">
            <text:p>469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4738" office:value-type="float">
            <text:p>4738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307" office:value-type="float">
            <text:p>307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Binnenscheepvaart <text:s text:c="15"/>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6" office:value-type="float">
            <office:annotation draw:style-name="gr1" svg:height="1.457cm" draw:caption-point-y="0.275cm" svg:width="3.583cm" svg:x="34.206cm" draw:caption-point-x="-0.429cm" svg:y="4.338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6</text:p>
          </table:table-cell>
          <table:table-cell ns41:value-type="float" table:style-name="TL Data" office:value="2800" office:value-type="float">
            <text:p>280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Bedrijfshoofden</text:p>
          </table:table-cell>
          <table:table-cell ns41:value-type="string" table:style-name="TL RowHeader" office:value-type="string">
            <text:p>Overige <text:s text:c="32"/>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7663" office:value-type="float">
            <text:p>7663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8354" office:value-type="float">
            <text:p>8354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953" office:value-type="float">
            <text:p>295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015" office:value-type="float">
            <text:p>701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2339" office:value-type="float">
            <text:p>12339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8302" office:value-type="float">
            <text:p>8302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32448" office:value-type="float">
            <text:p>32448</text:p>
          </table:table-cell>
          <table:table-cell ns41:value-type="float" table:style-name="TL Data" office:value="3050" office:value-type="float">
            <text:p>3050</text:p>
          </table:table-cell>
          <table:table-cell ns41:value-type="float" table:style-name="TL Data" office:value="34948" office:value-type="float">
            <text:p>34948</text:p>
          </table:table-cell>
          <table:table-cell ns41:value-type="float" table:style-name="TL Data" office:value="3206" office:value-type="float">
            <text:p>3206</text:p>
          </table:table-cell>
          <table:table-cell ns41:value-type="float" table:style-name="TL Data" office:value="4587" office:value-type="float">
            <text:p>458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2534" office:value-type="float">
            <text:p>12534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6692" office:value-type="float">
            <text:p>6692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4724" office:value-type="float">
            <text:p>14724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0181" office:value-type="float">
            <text:p>10181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8330" office:value-type="float">
            <text:p>8330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345" office:value-type="float">
            <text:p>345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Landbouw <text:s text:c="28"/>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4022" office:value-type="float">
            <text:p>4022</text:p>
          </table:table-cell>
          <table:table-cell ns41:value-type="float" table:style-name="TL Data" office:value="5096" office:value-type="float">
            <text:p>5096</text:p>
          </table:table-cell>
          <table:table-cell ns41:value-type="float" table:style-name="TL Data" office:value="7009" office:value-type="float">
            <text:p>7009</text:p>
          </table:table-cell>
          <table:table-cell ns41:value-type="float" table:style-name="TL Data" office:value="8669" office:value-type="float">
            <text:p>8669</text:p>
          </table:table-cell>
          <table:table-cell ns41:value-type="float" table:style-name="TL Data" office:value="7235" office:value-type="float">
            <text:p>7235</text:p>
          </table:table-cell>
          <table:table-cell ns41:value-type="float" table:style-name="TL Data" office:value="12953" office:value-type="float">
            <text:p>12953</text:p>
          </table:table-cell>
          <table:table-cell ns41:value-type="float" table:style-name="TL Data" office:value="11653" office:value-type="float">
            <text:p>11653</text:p>
          </table:table-cell>
          <table:table-cell ns41:value-type="float" table:style-name="TL Data" office:value="21239" office:value-type="float">
            <text:p>21239</text:p>
          </table:table-cell>
          <table:table-cell ns41:value-type="float" table:style-name="TL Data" office:value="18672" office:value-type="float">
            <text:p>18672</text:p>
          </table:table-cell>
          <table:table-cell ns41:value-type="float" table:style-name="TL Data" office:value="28976" office:value-type="float">
            <text:p>28976</text:p>
          </table:table-cell>
          <table:table-cell ns41:value-type="float" table:style-name="TL Data" office:value="3818" office:value-type="float">
            <text:p>3818</text:p>
          </table:table-cell>
          <table:table-cell ns41:value-type="float" table:style-name="TL Data" office:value="4859" office:value-type="float">
            <text:p>4859</text:p>
          </table:table-cell>
          <table:table-cell ns41:value-type="float" table:style-name="TL Data" office:value="9316" office:value-type="float">
            <text:p>9316</text:p>
          </table:table-cell>
          <table:table-cell ns41:value-type="float" table:style-name="TL Data" office:value="4697" office:value-type="float">
            <text:p>4697</text:p>
          </table:table-cell>
          <table:table-cell ns41:value-type="float" table:style-name="TL Data" office:value="10757" office:value-type="float">
            <text:p>10757</text:p>
          </table:table-cell>
          <table:table-cell ns41:value-type="float" table:style-name="TL Data" office:value="8448" office:value-type="float">
            <text:p>8448</text:p>
          </table:table-cell>
          <table:table-cell ns41:value-type="float" table:style-name="TL Data" office:value="3942" office:value-type="float">
            <text:p>3942</text:p>
          </table:table-cell>
          <table:table-cell ns41:value-type="float" table:style-name="TL Data" office:value="5458" office:value-type="float">
            <text:p>5458</text:p>
          </table:table-cell>
          <table:table-cell ns41:value-type="float" table:style-name="TL Data" office:value="23085" office:value-type="float">
            <text:p>23085</text:p>
          </table:table-cell>
          <table:table-cell ns41:value-type="float" table:style-name="TL Data" office:value="25555" office:value-type="float">
            <text:p>25555</text:p>
          </table:table-cell>
          <table:table-cell ns41:value-type="float" table:style-name="TL Data" office:value="10899" office:value-type="float">
            <text:p>10899</text:p>
          </table:table-cell>
          <table:table-cell ns41:value-type="float" table:style-name="TL Data" office:value="16018" office:value-type="float">
            <text:p>1601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" office:value-type="float">
            <text:p>73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Winkels <text:s text:c="31"/>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842" office:value-type="float">
            <text:p>3842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936" office:value-type="float">
            <text:p>393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4591" office:value-type="float">
            <text:p>4591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7598" office:value-type="float">
            <text:p>7598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219" office:value-type="float">
            <text:p>4219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11373" office:value-type="float">
            <text:p>11373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13314" office:value-type="float">
            <text:p>1331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62" office:value-type="float">
            <text:p>2462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8257" office:value-type="float">
            <text:p>8257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5499" office:value-type="float">
            <text:p>5499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4043" office:value-type="float">
            <text:p>404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064" office:value-type="float">
            <text:p>3064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705" office:value-type="float">
            <text:p>270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380" office:value-type="float">
            <text:p>138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Medew.gezinsleden</text:p>
          </table:table-cell>
          <table:table-cell ns41:value-type="string" table:style-name="TL RowHeader" office:value-type="string">
            <text:p>Overige <text:s text:c="33"/>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174" office:value-type="float">
            <text:p>2174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5177" office:value-type="float">
            <text:p>5177</text:p>
          </table:table-cell>
          <table:table-cell ns41:value-type="float" table:style-name="TL Data" office:value="3248" office:value-type="float">
            <text:p>3248</text:p>
          </table:table-cell>
          <table:table-cell ns41:value-type="float" table:style-name="TL Data" office:value="2334" office:value-type="float">
            <text:p>2334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6368" office:value-type="float">
            <text:p>6368</text:p>
          </table:table-cell>
          <table:table-cell ns41:value-type="float" table:style-name="TL Data" office:value="5385" office:value-type="float">
            <text:p>5385</text:p>
          </table:table-cell>
          <table:table-cell ns41:value-type="float" table:style-name="TL Data" office:value="8564" office:value-type="float">
            <text:p>8564</text:p>
          </table:table-cell>
          <table:table-cell ns41:value-type="float" table:style-name="TL Data" office:value="5038" office:value-type="float">
            <text:p>5038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6744" office:value-type="float">
            <text:p>6744</text:p>
          </table:table-cell>
          <table:table-cell ns41:value-type="float" table:style-name="TL Data" office:value="3830" office:value-type="float">
            <text:p>3830</text:p>
          </table:table-cell>
          <table:table-cell ns41:value-type="float" table:style-name="TL Data" office:value="3620" office:value-type="float">
            <text:p>3620</text:p>
          </table:table-cell>
          <table:table-cell ns41:value-type="float" table:style-name="TL Data" office:value="2905" office:value-type="float">
            <text:p>2905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2348" office:value-type="float">
            <text:p>2348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76" office:value-type="float">
            <text:p>476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Bedrijfsleiders e.d. <text:s text:c="20"/></text:p>
          </table:table-cell>
          <table:table-cell table:style-name="TL RowHeader"/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686" office:value-type="float">
            <text:p>268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83" office:value-type="float">
            <text:p>358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212" office:value-type="float">
            <text:p>521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402" office:value-type="float">
            <text:p>340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2646" office:value-type="float">
            <text:p>12646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16468" office:value-type="float">
            <text:p>16468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01" office:value-type="float">
            <text:p>670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781" office:value-type="float">
            <text:p>378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001" office:value-type="float">
            <text:p>6001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321" office:value-type="float">
            <text:p>6321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358" office:value-type="float">
            <text:p>335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63" office:value-type="float">
            <text:p>163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dm.pers., employé's <text:s text:c="12"/>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3066" office:value-type="float">
            <text:p>3066</text:p>
          </table:table-cell>
          <table:table-cell ns41:value-type="float" table:style-name="TL Data" office:value="3576" office:value-type="float">
            <text:p>3576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547" office:value-type="float">
            <text:p>6547</text:p>
          </table:table-cell>
          <table:table-cell ns41:value-type="float" table:style-name="TL Data" office:value="4212" office:value-type="float">
            <text:p>4212</text:p>
          </table:table-cell>
          <table:table-cell ns41:value-type="float" table:style-name="TL Data" office:value="9571" office:value-type="float">
            <text:p>9571</text:p>
          </table:table-cell>
          <table:table-cell ns41:value-type="float" table:style-name="TL Data" office:value="6279" office:value-type="float">
            <text:p>6279</text:p>
          </table:table-cell>
          <table:table-cell ns41:value-type="float" table:style-name="TL Data" office:value="9498" office:value-type="float">
            <text:p>9498</text:p>
          </table:table-cell>
          <table:table-cell ns41:value-type="float" table:style-name="TL Data" office:value="5796" office:value-type="float">
            <text:p>5796</text:p>
          </table:table-cell>
          <table:table-cell ns41:value-type="float" table:style-name="TL Data" office:value="38493" office:value-type="float">
            <text:p>38493</text:p>
          </table:table-cell>
          <table:table-cell ns41:value-type="float" table:style-name="TL Data" office:value="23217" office:value-type="float">
            <text:p>23217</text:p>
          </table:table-cell>
          <table:table-cell ns41:value-type="float" table:style-name="TL Data" office:value="39414" office:value-type="float">
            <text:p>39414</text:p>
          </table:table-cell>
          <table:table-cell ns41:value-type="float" table:style-name="TL Data" office:value="27781" office:value-type="float">
            <text:p>27781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2509" office:value-type="float">
            <text:p>12509</text:p>
          </table:table-cell>
          <table:table-cell ns41:value-type="float" table:style-name="TL Data" office:value="7651" office:value-type="float">
            <text:p>7651</text:p>
          </table:table-cell>
          <table:table-cell ns41:value-type="float" table:style-name="TL Data" office:value="5468" office:value-type="float">
            <text:p>5468</text:p>
          </table:table-cell>
          <table:table-cell ns41:value-type="float" table:style-name="TL Data" office:value="2769" office:value-type="float">
            <text:p>2769</text:p>
          </table:table-cell>
          <table:table-cell ns41:value-type="float" table:style-name="TL Data" office:value="23691" office:value-type="float">
            <text:p>23691</text:p>
          </table:table-cell>
          <table:table-cell ns41:value-type="float" table:style-name="TL Data" office:value="14596" office:value-type="float">
            <text:p>14596</text:p>
          </table:table-cell>
          <table:table-cell ns41:value-type="float" table:style-name="TL Data" office:value="14738" office:value-type="float">
            <text:p>14738</text:p>
          </table:table-cell>
          <table:table-cell ns41:value-type="float" table:style-name="TL Data" office:value="8766" office:value-type="float">
            <text:p>8766</text:p>
          </table:table-cell>
          <table:table-cell ns41:value-type="float" table:style-name="TL Data" office:value="11432" office:value-type="float">
            <text:p>11432</text:p>
          </table:table-cell>
          <table:table-cell ns41:value-type="float" table:style-name="TL Data" office:value="10533" office:value-type="float">
            <text:p>10533</text:p>
          </table:table-cell>
          <table:table-cell ns41:value-type="float" table:style-name="TL Data" office:value="4665" office:value-type="float">
            <text:p>4665</text:p>
          </table:table-cell>
          <table:table-cell ns41:value-type="float" table:style-name="TL Data" office:value="2936" office:value-type="float">
            <text:p>2936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Ambtenaren <text:s text:c="25"/>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4285" office:value-type="float">
            <text:p>4285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3992" office:value-type="float">
            <text:p>3992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6358" office:value-type="float">
            <text:p>6358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0854" office:value-type="float">
            <text:p>10854</text:p>
          </table:table-cell>
          <table:table-cell ns41:value-type="float" table:style-name="TL Data" office:value="2161" office:value-type="float">
            <text:p>2161</text:p>
          </table:table-cell>
          <table:table-cell ns41:value-type="float" table:style-name="TL Data" office:value="5998" office:value-type="float">
            <text:p>5998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23504" office:value-type="float">
            <text:p>23504</text:p>
          </table:table-cell>
          <table:table-cell ns41:value-type="float" table:style-name="TL Data" office:value="5175" office:value-type="float">
            <text:p>5175</text:p>
          </table:table-cell>
          <table:table-cell ns41:value-type="float" table:style-name="TL Data" office:value="40924" office:value-type="float">
            <text:p>40924</text:p>
          </table:table-cell>
          <table:table-cell ns41:value-type="float" table:style-name="TL Data" office:value="10687" office:value-type="float">
            <text:p>10687</text:p>
          </table:table-cell>
          <table:table-cell ns41:value-type="float" table:style-name="TL Data" office:value="3752" office:value-type="float">
            <text:p>3752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0556" office:value-type="float">
            <text:p>10556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8770" office:value-type="float">
            <text:p>8770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2138" office:value-type="float">
            <text:p>12138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9745" office:value-type="float">
            <text:p>9745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19177" office:value-type="float">
            <text:p>19177</text:p>
          </table:table-cell>
          <table:table-cell ns41:value-type="float" table:style-name="TL Data" office:value="6070" office:value-type="float">
            <text:p>6070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577" office:value-type="float">
            <text:p>577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Bedienaars godsdienst <text:s text:c="10"/>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" office:value-type="float">
            <text:p>6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Handelsreizigers e.d. <text:s text:c="13"/>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210" office:value-type="float">
            <text:p>32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358" office:value-type="float">
            <text:p>9358</text:p>
          </table:table-cell>
          <table:table-cell ns41:value-type="float" table:style-name="TL Data" office:value="234" office:value-type="float">
            <office:annotation draw:style-name="gr1" svg:height="1.403cm" draw:caption-point-y="0.274cm" svg:width="3.583cm" svg:x="34.206cm" draw:caption-point-x="-0.429cm" svg:y="8.387cm" draw:text-style-name="P1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34</text:p>
          </table:table-cell>
          <table:table-cell ns41:value-type="float" table:style-name="TL Data" office:value="9606" office:value-type="float">
            <text:p>960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15" office:value-type="float">
            <text:p>40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49" office:value-type="float">
            <text:p>474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322" office:value-type="float">
            <text:p>33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25" office:value-type="float">
            <text:p>24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31" office:value-type="float">
            <text:p>3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Leraren, hoogleraren <text:s text:c="14"/>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3717" office:value-type="float">
            <text:p>3717</text:p>
          </table:table-cell>
          <table:table-cell ns41:value-type="float" table:style-name="TL Data" office:value="2305" office:value-type="float">
            <text:p>2305</text:p>
          </table:table-cell>
          <table:table-cell ns41:value-type="float" table:style-name="TL Data" office:value="4114" office:value-type="float">
            <text:p>4114</text:p>
          </table:table-cell>
          <table:table-cell ns41:value-type="float" table:style-name="TL Data" office:value="3274" office:value-type="float">
            <text:p>327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958" office:value-type="float">
            <text:p>1958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381" office:value-type="float">
            <text:p>38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achin., stuurl. (zeescheepv.) 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9" office:value-type="float">
            <text:p>17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09" office:value-type="float">
            <text:p>25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hoger) <text:s text:c="17"/>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nderwijzers <text:s text:c="25"/>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2374" office:value-type="float">
            <text:p>2374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3636" office:value-type="float">
            <text:p>3636</text:p>
          </table:table-cell>
          <table:table-cell ns41:value-type="float" table:style-name="TL Data" office:value="4621" office:value-type="float">
            <text:p>4621</text:p>
          </table:table-cell>
          <table:table-cell ns41:value-type="float" table:style-name="TL Data" office:value="5104" office:value-type="float">
            <text:p>5104</text:p>
          </table:table-cell>
          <table:table-cell ns41:value-type="float" table:style-name="TL Data" office:value="6077" office:value-type="float">
            <text:p>6077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2111" office:value-type="float">
            <text:p>2111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2110" office:value-type="float">
            <text:p>211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571" office:value-type="float">
            <text:p>1571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54" office:value-type="float">
            <text:p>554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Mil., politie (lager) <text:s text:c="18"/>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80" office:value-type="float">
            <text:p>44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58" office:value-type="float">
            <text:p>98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294" office:value-type="float">
            <text:p>1129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84" office:value-type="float">
            <text:p>42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07" office:value-type="float">
            <text:p>28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61" office:value-type="float">
            <text:p>466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41" office:value-type="float">
            <text:p>36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84" office:value-type="float">
            <text:p>39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2" office:value-type="float">
            <text:p>2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erplegend personeel <text:s text:c="11"/>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072" office:value-type="float">
            <text:p>407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359" office:value-type="float">
            <text:p>335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8733" office:value-type="float">
            <text:p>873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0209" office:value-type="float">
            <text:p>102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963" office:value-type="float">
            <text:p>396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943" office:value-type="float">
            <text:p>394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480" office:value-type="float">
            <text:p>248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64" office:value-type="float">
            <text:p>1564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Vrije beroepen <text:s text:c="21"/>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785" office:value-type="float">
            <text:p>278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26" office:value-type="float">
            <text:p>232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940" office:value-type="float">
            <text:p>9940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9282" office:value-type="float">
            <text:p>9282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31" office:value-type="float">
            <text:p>153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07" office:value-type="float">
            <text:p>5607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619" office:value-type="float">
            <text:p>3619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21" office:value-type="float">
            <text:p>12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Winkelbedienden <text:s text:c="18"/>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3316" office:value-type="float">
            <text:p>3316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9357" office:value-type="float">
            <text:p>9357</text:p>
          </table:table-cell>
          <table:table-cell ns41:value-type="float" table:style-name="TL Data" office:value="3646" office:value-type="float">
            <text:p>3646</text:p>
          </table:table-cell>
          <table:table-cell ns41:value-type="float" table:style-name="TL Data" office:value="12539" office:value-type="float">
            <text:p>1253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3590" office:value-type="float">
            <text:p>359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5155" office:value-type="float">
            <text:p>5155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420" office:value-type="float">
            <text:p>4420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3588" office:value-type="float">
            <text:p>358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174" office:value-type="float">
            <text:p>1174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Vrije ber., employé's</text:p>
          </table:table-cell>
          <table:table-cell ns41:value-type="string" table:style-name="TL RowHeader" office:value-type="string">
            <text:p>Overige employé's <text:s text:c="17"/>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3418" office:value-type="float">
            <text:p>3418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3200" office:value-type="float">
            <text:p>3200</text:p>
          </table:table-cell>
          <table:table-cell ns41:value-type="float" table:style-name="TL Data" office:value="1706" office:value-type="float">
            <text:p>1706</text:p>
          </table:table-cell>
          <table:table-cell ns41:value-type="float" table:style-name="TL Data" office:value="11874" office:value-type="float">
            <text:p>11874</text:p>
          </table:table-cell>
          <table:table-cell ns41:value-type="float" table:style-name="TL Data" office:value="6607" office:value-type="float">
            <text:p>6607</text:p>
          </table:table-cell>
          <table:table-cell ns41:value-type="float" table:style-name="TL Data" office:value="13317" office:value-type="float">
            <text:p>13317</text:p>
          </table:table-cell>
          <table:table-cell ns41:value-type="float" table:style-name="TL Data" office:value="7558" office:value-type="float">
            <text:p>7558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2149" office:value-type="float">
            <text:p>2149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6213" office:value-type="float">
            <text:p>6213</text:p>
          </table:table-cell>
          <table:table-cell ns41:value-type="float" table:style-name="TL Data" office:value="3785" office:value-type="float">
            <text:p>3785</text:p>
          </table:table-cell>
          <table:table-cell ns41:value-type="float" table:style-name="TL Data" office:value="3480" office:value-type="float">
            <text:p>3480</text:p>
          </table:table-cell>
          <table:table-cell ns41:value-type="float" table:style-name="TL Data" office:value="2531" office:value-type="float">
            <text:p>2531</text:p>
          </table:table-cell>
          <table:table-cell ns41:value-type="float" table:style-name="TL Data" office:value="4127" office:value-type="float">
            <text:p>4127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750" office:value-type="float">
            <text:p>75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ouwvakarbeiders <text:s text:c="18"/>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5294" office:value-type="float">
            <text:p>52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42" office:value-type="float">
            <text:p>54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5" office:value-type="float">
            <text:p>26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05" office:value-type="float">
            <text:p>89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940" office:value-type="float">
            <text:p>169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36" office:value-type="float">
            <text:p>83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735" office:value-type="float">
            <text:p>247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798" office:value-type="float">
            <text:p>367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52" office:value-type="float">
            <text:p>43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667" office:value-type="float">
            <text:p>176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86" office:value-type="float">
            <text:p>101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56" office:value-type="float">
            <text:p>115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53" office:value-type="float">
            <text:p>122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14" office:value-type="float">
            <text:p>72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13" office:value-type="float">
            <text:p>3313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Brievenbestellers <text:s text:c="19"/>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25" office:value-type="float">
            <text:p>32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71" office:value-type="float">
            <text:p>30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Chauff., voerlieden <text:s text:c="17"/>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51" office:value-type="float">
            <text:p>28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27" office:value-type="float">
            <text:p>52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36" office:value-type="float">
            <text:p>31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33" office:value-type="float">
            <text:p>101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638" office:value-type="float">
            <text:p>136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43" office:value-type="float">
            <text:p>52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94" office:value-type="float">
            <text:p>31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17" office:value-type="float">
            <text:p>52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72" office:value-type="float">
            <text:p>43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Grondwerkers <text:s text:c="24"/>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98" office:value-type="float">
            <text:p>32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38" office:value-type="float">
            <text:p>54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58" office:value-type="float">
            <text:p>69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01" office:value-type="float">
            <text:p>63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78" office:value-type="float">
            <text:p>93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81" office:value-type="float">
            <text:p>20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77" office:value-type="float">
            <text:p>81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22" office:value-type="float">
            <text:p>33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24" office:value-type="float">
            <text:p>36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otel-, café-, rest.pers.e.d. <text:s text:c="5"/>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2159" office:value-type="float">
            <text:p>2159</text:p>
          </table:table-cell>
          <table:table-cell ns41:value-type="float" table:style-name="TL Data" office:value="6952" office:value-type="float">
            <text:p>6952</text:p>
          </table:table-cell>
          <table:table-cell ns41:value-type="float" table:style-name="TL Data" office:value="7122" office:value-type="float">
            <text:p>7122</text:p>
          </table:table-cell>
          <table:table-cell ns41:value-type="float" table:style-name="TL Data" office:value="8205" office:value-type="float">
            <text:p>8205</text:p>
          </table:table-cell>
          <table:table-cell ns41:value-type="float" table:style-name="TL Data" office:value="7431" office:value-type="float">
            <text:p>743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4636" office:value-type="float">
            <text:p>4636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3120" office:value-type="float">
            <text:p>3120</text:p>
          </table:table-cell>
          <table:table-cell ns41:value-type="float" table:style-name="TL Data" office:value="4924" office:value-type="float">
            <text:p>4924</text:p>
          </table:table-cell>
          <table:table-cell ns41:value-type="float" table:style-name="TL Data" office:value="3978" office:value-type="float">
            <text:p>3978</text:p>
          </table:table-cell>
          <table:table-cell ns41:value-type="float" table:style-name="TL Data" office:value="3537" office:value-type="float">
            <text:p>3537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3066" office:value-type="float">
            <text:p>3066</text:p>
          </table:table-cell>
          <table:table-cell ns41:value-type="float" table:style-name="TL Data" office:value="2943" office:value-type="float">
            <text:p>294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892" office:value-type="float">
            <text:p>892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Huispersoneel <text:s text:c="23"/>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180" office:value-type="float">
            <text:p>1118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718" office:value-type="float">
            <text:p>471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2239" office:value-type="float">
            <text:p>1223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352" office:value-type="float">
            <text:p>2235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634" office:value-type="float">
            <text:p>1263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5461" office:value-type="float">
            <text:p>3546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7242" office:value-type="float">
            <text:p>4724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81" office:value-type="float">
            <text:p>518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318" office:value-type="float">
            <text:p>2031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360" office:value-type="float">
            <text:p>1136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787" office:value-type="float">
            <text:p>1378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136" office:value-type="float">
            <text:p>1013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528" office:value-type="float">
            <text:p>115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33" office:value-type="float">
            <text:p>3833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Industrie-arbeiders <text:s text:c="17"/>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25171" office:value-type="float">
            <text:p>25171</text:p>
          </table:table-cell>
          <table:table-cell ns41:value-type="float" table:style-name="TL Data" office:value="4620" office:value-type="float">
            <text:p>4620</text:p>
          </table:table-cell>
          <table:table-cell ns41:value-type="float" table:style-name="TL Data" office:value="18658" office:value-type="float">
            <text:p>18658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9648" office:value-type="float">
            <text:p>9648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50785" office:value-type="float">
            <text:p>50785</text:p>
          </table:table-cell>
          <table:table-cell ns41:value-type="float" table:style-name="TL Data" office:value="15556" office:value-type="float">
            <text:p>15556</text:p>
          </table:table-cell>
          <table:table-cell ns41:value-type="float" table:style-name="TL Data" office:value="67307" office:value-type="float">
            <text:p>67307</text:p>
          </table:table-cell>
          <table:table-cell ns41:value-type="float" table:style-name="TL Data" office:value="11417" office:value-type="float">
            <text:p>11417</text:p>
          </table:table-cell>
          <table:table-cell ns41:value-type="float" table:style-name="TL Data" office:value="35076" office:value-type="float">
            <text:p>35076</text:p>
          </table:table-cell>
          <table:table-cell ns41:value-type="float" table:style-name="TL Data" office:value="5917" office:value-type="float">
            <text:p>5917</text:p>
          </table:table-cell>
          <table:table-cell ns41:value-type="float" table:style-name="TL Data" office:value="116287" office:value-type="float">
            <text:p>116287</text:p>
          </table:table-cell>
          <table:table-cell ns41:value-type="float" table:style-name="TL Data" office:value="30638" office:value-type="float">
            <text:p>30638</text:p>
          </table:table-cell>
          <table:table-cell ns41:value-type="float" table:style-name="TL Data" office:value="156554" office:value-type="float">
            <text:p>156554</text:p>
          </table:table-cell>
          <table:table-cell ns41:value-type="float" table:style-name="TL Data" office:value="26668" office:value-type="float">
            <text:p>26668</text:p>
          </table:table-cell>
          <table:table-cell ns41:value-type="float" table:style-name="TL Data" office:value="10274" office:value-type="float">
            <text:p>10274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86963" office:value-type="float">
            <text:p>86963</text:p>
          </table:table-cell>
          <table:table-cell ns41:value-type="float" table:style-name="TL Data" office:value="20113" office:value-type="float">
            <text:p>20113</text:p>
          </table:table-cell>
          <table:table-cell ns41:value-type="float" table:style-name="TL Data" office:value="38159" office:value-type="float">
            <text:p>38159</text:p>
          </table:table-cell>
          <table:table-cell ns41:value-type="float" table:style-name="TL Data" office:value="7884" office:value-type="float">
            <text:p>7884</text:p>
          </table:table-cell>
          <table:table-cell ns41:value-type="float" table:style-name="TL Data" office:value="60024" office:value-type="float">
            <text:p>60024</text:p>
          </table:table-cell>
          <table:table-cell ns41:value-type="float" table:style-name="TL Data" office:value="20569" office:value-type="float">
            <text:p>20569</text:p>
          </table:table-cell>
          <table:table-cell ns41:value-type="float" table:style-name="TL Data" office:value="52042" office:value-type="float">
            <text:p>52042</text:p>
          </table:table-cell>
          <table:table-cell ns41:value-type="float" table:style-name="TL Data" office:value="10015" office:value-type="float">
            <text:p>10015</text:p>
          </table:table-cell>
          <table:table-cell ns41:value-type="float" table:style-name="TL Data" office:value="27619" office:value-type="float">
            <text:p>27619</text:p>
          </table:table-cell>
          <table:table-cell ns41:value-type="float" table:style-name="TL Data" office:value="6174" office:value-type="float">
            <text:p>6174</text:p>
          </table:table-cell>
          <table:table-cell ns41:value-type="float" table:style-name="TL Data" office:value="12903" office:value-type="float">
            <text:p>12903</text:p>
          </table:table-cell>
          <table:table-cell ns41:value-type="float" table:style-name="TL Data" office:value="2502" office:value-type="float">
            <text:p>2502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andbouwarbeiders <text:s text:c="16"/>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21323" office:value-type="float">
            <text:p>2132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0703" office:value-type="float">
            <text:p>20703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1522" office:value-type="float">
            <text:p>1152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12011" office:value-type="float">
            <text:p>12011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21392" office:value-type="float">
            <text:p>21392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6933" office:value-type="float">
            <text:p>6933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2149" office:value-type="float">
            <text:p>2214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8683" office:value-type="float">
            <text:p>3868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4922" office:value-type="float">
            <text:p>14922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8397" office:value-type="float">
            <text:p>18397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7259" office:value-type="float">
            <text:p>7259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" office:value-type="float">
            <text:p>9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Loopkn., bestellers <text:s text:c="16"/>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91" office:value-type="float">
            <text:p>269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587" office:value-type="float">
            <text:p>658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526" office:value-type="float">
            <text:p>1052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30" office:value-type="float">
            <text:p>333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520" office:value-type="float">
            <text:p>35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682" office:value-type="float">
            <text:p>36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1" office:value-type="float">
            <text:p>11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ag.-, pakhuispersoneel <text:s text:c="8"/>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45" office:value-type="float">
            <text:p>294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574" office:value-type="float">
            <text:p>357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344" office:value-type="float">
            <text:p>234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570" office:value-type="float">
            <text:p>1057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0605" office:value-type="float">
            <text:p>1060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45" office:value-type="float">
            <text:p>424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52" office:value-type="float">
            <text:p>625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653" office:value-type="float">
            <text:p>365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445" office:value-type="float">
            <text:p>244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39" office:value-type="float">
            <text:p>39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Mijnwerkers <text:s text:c="25"/>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96" office:value-type="float">
            <text:p>266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chippersknechts <text:s text:c="16"/>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77" office:value-type="float">
            <text:p>267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01" office:value-type="float">
            <text:p>47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0" office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Sjouwers, haven-, transp.arb. <text:s/>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1804" office:value-type="float">
            <text:p>18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1" office:value-type="float">
            <text:p>26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63" office:value-type="float">
            <text:p>128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25" office:value-type="float">
            <text:p>179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55" office:value-type="float">
            <text:p>50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01" office:value-type="float">
            <text:p>820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71" office:value-type="float">
            <text:p>102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Veenarbeiders <text:s text:c="22"/>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26" office:value-type="float">
            <text:p>502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ndarbeiders</text:p>
          </table:table-cell>
          <table:table-cell ns41:value-type="string" table:style-name="TL RowHeader" office:value-type="string">
            <text:p>Overige arbeiders <text:s text:c="18"/>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2380" office:value-type="float">
            <text:p>238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63" office:value-type="float">
            <text:p>316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420" office:value-type="float">
            <text:p>542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972" office:value-type="float">
            <text:p>15972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21847" office:value-type="float">
            <text:p>21847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736" office:value-type="float">
            <text:p>17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149" office:value-type="float">
            <text:p>514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591" office:value-type="float">
            <text:p>459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9652" office:value-type="float">
            <text:p>965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8184" office:value-type="float">
            <text:p>818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318" office:value-type="float">
            <text:p>631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990"/>
        </table:table-row>
        <table:table-row table:style-name="ro1">
          <table:table-cell table:style-name="TL RowHeader"/>
          <table:table-cell ns41:value-type="string" table:style-name="TL RowHeader" office:value-type="string">
            <text:p><text:s text:c="37"/>Totaal</text:p>
          </table:table-cell>
          <table:table-cell table:style-name="TL RowHeader"/>
          <table:table-cell/>
          <table:table-cell ns41:value-type="float" table:style-name="TL Data" office:value="128069" office:value-type="float">
            <text:p>128069</text:p>
          </table:table-cell>
          <table:table-cell ns41:value-type="float" table:style-name="TL Data" office:value="40385" office:value-type="float">
            <text:p>40385</text:p>
          </table:table-cell>
          <table:table-cell ns41:value-type="float" table:style-name="TL Data" office:value="128504" office:value-type="float">
            <text:p>128504</text:p>
          </table:table-cell>
          <table:table-cell ns41:value-type="float" table:style-name="TL Data" office:value="38966" office:value-type="float">
            <text:p>38966</text:p>
          </table:table-cell>
          <table:table-cell ns41:value-type="float" table:style-name="TL Data" office:value="80175" office:value-type="float">
            <text:p>80175</text:p>
          </table:table-cell>
          <table:table-cell ns41:value-type="float" table:style-name="TL Data" office:value="29688" office:value-type="float">
            <text:p>29688</text:p>
          </table:table-cell>
          <table:table-cell ns41:value-type="float" table:style-name="TL Data" office:value="186766" office:value-type="float">
            <text:p>186766</text:p>
          </table:table-cell>
          <table:table-cell ns41:value-type="float" table:style-name="TL Data" office:value="76496" office:value-type="float">
            <text:p>76496</text:p>
          </table:table-cell>
          <table:table-cell ns41:value-type="float" table:style-name="TL Data" office:value="290291" office:value-type="float">
            <text:p>290291</text:p>
          </table:table-cell>
          <table:table-cell ns41:value-type="float" table:style-name="TL Data" office:value="108745" office:value-type="float">
            <text:p>108745</text:p>
          </table:table-cell>
          <table:table-cell ns41:value-type="float" table:style-name="TL Data" office:value="142292" office:value-type="float">
            <text:p>142292</text:p>
          </table:table-cell>
          <table:table-cell ns41:value-type="float" table:style-name="TL Data" office:value="52335" office:value-type="float">
            <text:p>52335</text:p>
          </table:table-cell>
          <table:table-cell ns41:value-type="float" table:style-name="TL Data" office:value="493887" office:value-type="float">
            <text:p>493887</text:p>
          </table:table-cell>
          <table:table-cell ns41:value-type="float" table:style-name="TL Data" office:value="169365" office:value-type="float">
            <office:annotation draw:style-name="gr1" svg:height="2.197cm" draw:caption-point-y="0.275cm" svg:width="4.366cm" svg:x="34.206cm" draw:caption-point-x="-0.429cm" svg:y="19.631cm" draw:text-style-name="P1">
              <dc:creator>CDM</dc:creator>
              <dc:date>2014-12-12T00:00:00</dc:date>
              <text:p text:style-name="P1"><text:span text:style-name="T2">Enkele getallen in deze kolom zijn onjuist doordat ze in de bron niet goed leesbaar zijn, deze som is te hoog.</text:span></text:p>
            </office:annotation>
            <text:p>169365</text:p>
          </table:table-cell>
          <table:table-cell ns41:value-type="float" table:style-name="TL Data" office:value="635144" office:value-type="float">
            <text:p>635144</text:p>
          </table:table-cell>
          <table:table-cell ns41:value-type="float" table:style-name="TL Data" office:value="202396" office:value-type="float">
            <text:p>202396</text:p>
          </table:table-cell>
          <table:table-cell ns41:value-type="float" table:style-name="TL Data" office:value="79111" office:value-type="float">
            <text:p>79111</text:p>
          </table:table-cell>
          <table:table-cell ns41:value-type="float" table:style-name="TL Data" office:value="22995" office:value-type="float">
            <text:p>22995</text:p>
          </table:table-cell>
          <table:table-cell ns41:value-type="float" table:style-name="TL Data" office:value="317564" office:value-type="float">
            <text:p>317564</text:p>
          </table:table-cell>
          <table:table-cell ns41:value-type="float" table:style-name="TL Data" office:value="116149" office:value-type="float">
            <text:p>116149</text:p>
          </table:table-cell>
          <table:table-cell ns41:value-type="float" table:style-name="TL Data" office:value="187166" office:value-type="float">
            <text:p>187166</text:p>
          </table:table-cell>
          <table:table-cell ns41:value-type="float" table:style-name="TL Data" office:value="65873" office:value-type="float">
            <text:p>65873</text:p>
          </table:table-cell>
          <table:table-cell ns41:value-type="float" table:style-name="TL Data" office:value="227660" office:value-type="float">
            <text:p>227660</text:p>
          </table:table-cell>
          <table:table-cell ns41:value-type="float" table:style-name="TL Data" office:value="86342" office:value-type="float">
            <text:p>86342</text:p>
          </table:table-cell>
          <table:table-cell ns41:value-type="float" table:style-name="TL Data" office:value="184268" office:value-type="float">
            <text:p>184268</text:p>
          </table:table-cell>
          <table:table-cell ns41:value-type="float" table:style-name="TL Data" office:value="53053" office:value-type="float">
            <text:p>53053</text:p>
          </table:table-cell>
          <table:table-cell ns41:value-type="float" table:style-name="TL Data" office:value="138973" office:value-type="float">
            <text:p>138973</text:p>
          </table:table-cell>
          <table:table-cell ns41:value-type="float" table:style-name="TL Data" office:value="58739" office:value-type="float">
            <text:p>58739</text:p>
          </table:table-cell>
          <table:table-cell ns41:value-type="float" table:style-name="TL Data" office:value="47955" office:value-type="float">
            <text:p>47955</text:p>
          </table:table-cell>
          <table:table-cell ns41:value-type="float" table:style-name="TL Data" office:value="18521" office:value-type="float">
            <text:p>18521</text:p>
          </table:table-cell>
          <table:table-cell table:number-columns-repeated="990"/>
        </table:table-row>
        <table:table-row table:style-name="ro2">
          <table:table-cell table:number-columns-repeated="20"/>
          <table:table-cell table:style-name="ce30"/>
          <table:table-cell table:number-columns-repeated="1003"/>
        </table:table-row>
        <table:table-row table:style-name="ro2">
          <table:table-cell table:number-columns-repeated="2"/>
          <table:table-cell table:number-rows-spanned="1" table:number-columns-spanned="4"/>
          <table:covered-table-cell table:number-columns-repeated="3"/>
          <table:table-cell table:number-columns-repeated="14"/>
          <table:table-cell table:style-name="ce30"/>
          <table:table-cell table:number-columns-repeated="1003"/>
        </table:table-row>
        <table:table-row table:style-name="ro2" table:number-rows-repeated="30">
          <table:table-cell table:number-columns-repeated="20"/>
          <table:table-cell table:style-name="ce30"/>
          <table:table-cell table:number-columns-repeated="1003"/>
        </table:table-row>
        <table:table-row table:style-name="ro2" table:number-rows-repeated="14">
          <table:table-cell table:number-columns-repeated="4"/>
          <table:table-cell table:style-name="ce30" table:number-columns-repeated="17"/>
          <table:table-cell table:number-columns-repeated="100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7" style:page-layout-name="Mpm3" style:display-name="PageStyle_Tabel 1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0:51:09.199000000</meta:creation-date>
    <dc:creator>Helpdesk</dc:creator>
    <dc:date>2005-01-06T13:18:45</dc:date>
    <meta:document-statistic meta:object-count="0" meta:cell-count="1331" meta:table-count="1"/>
    <meta:generator>ODFPY/1.3.0dev</meta:generator>
  </office:meta>
</office:document-meta>
</file>